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weight="bold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4">
      <style:paragraph-properties fo:line-height="120%"/>
      <style:text-properties fo:font-weight="bold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9.60000038146973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9.60000038146973pt" fo:letter-spacing="normal" fo:font-style="normal" fo:font-weight="normal" fo:background-color="#fff3cd" style:font-name-asian="Open Sans" style:font-size-asian="9.60000038146973pt" style:font-style-asian="normal" style:font-weight-asian="normal" style:font-name-complex="Open Sans" style:font-size-complex="9.60000038146973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9.60000038146973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9.60000038146973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9.60000038146973pt" fo:letter-spacing="normal" fo:font-style="normal" fo:font-weight="normal" officeooo:paragraph-rsid="00076827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9.60000038146973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9.60000038146973pt" fo:letter-spacing="normal" fo:font-style="normal" fo:font-weight="normal" fo:background-color="#e9f6f8" style:font-name-asian="Open Sans" style:font-size-asian="9.60000038146973pt" style:font-style-asian="normal" style:font-weight-asian="normal" style:font-name-complex="Open Sans" style:font-size-complex="9.60000038146973pt" style:font-style-complex="normal" style:font-weight-complex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font-name="Open Sans" fo:font-size="9.60000038146973pt" fo:letter-spacing="normal" fo:font-style="normal" style:text-underline-style="none" fo:font-weight="normal" style:text-blinking="false" fo:background-color="#505050" loext:char-shading-value="0"/>
    </style:style>
    <style:style style:name="T2" style:family="text">
      <style:text-properties fo:font-variant="normal" fo:text-transform="none" fo:color="#052025" loext:opacity="100%" style:font-name="Open Sans" fo:font-size="9.60000038146973pt" fo:letter-spacing="normal" fo:font-style="normal" fo:font-weight="normal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3" style:family="text">
      <style:text-properties fo:font-variant="normal" fo:text-transform="none" fo:color="#052025" loext:opacity="100%" style:font-name="Open Sans" fo:font-size="9.60000038146973pt" fo:letter-spacing="normal" fo:font-style="normal" fo:font-weight="normal" officeooo:rsid="00076827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4" style:family="text">
      <style:text-properties style:font-name-asian="Open Sans" style:font-size-asian="9.60000038146973pt" style:font-style-asian="normal" style:font-weight-asian="normal" style:font-name-complex="Open Sans" style:font-size-complex="9.60000038146973pt" style:font-style-complex="normal" style:font-weight-complex="normal"/>
    </style:style>
    <style:style style:name="T5" style:family="text">
      <style:text-properties officeooo:rsid="00076827" style:font-name-asian="Open Sans" style:font-size-asian="9.60000038146973pt" style:font-style-asian="normal" style:font-weight-asian="normal" style:font-name-complex="Open Sans" style:font-size-complex="9.60000038146973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a xlink:type="simple" xlink:href="https://platon.campograndeformacion.com/mod/quiz/view.php?id=25979" text:style-name="Internet_20_link" text:visited-style-name="Visited_20_Internet_20_Link"><text:span text:style-name="T1">MF0950-UF1302. Test de Evaluación Tema 1</text:span></text:a> </text:p>
      <text:p text:style-name="P8"/>
      <text:section text:style-name="Sect1" text:name="question-531-1">
        <text:section text:style-name="Sect2" text:name="yui_3_17_2_1_1679313559515_142">
          <text:h text:style-name="P1" text:outline-level="3"><text:bookmark text:name="yui_3_17_2_1_1679313559515_141"/>Pregunta 1</text:h>
        </text:section>
        <text:p text:style-name="P12">¿Qué significan las siglas HTML?</text:p>
        <text:section text:style-name="Sect1" text:name="q531:1_answer0_label">
          <text:p text:style-name="P10"><text:span text:style-name="T3">*a.H</text:span><text:span text:style-name="T2">yperText Markeup Language</text:span></text:p>
        </text:section>
        <text:section text:style-name="Sect1" text:name="q531:1_answer1_label">
          <text:p text:style-name="P6"><text:span text:style-name="T4">b.</text:span>eXtensible Markeup Language</text:p>
        </text:section>
        <text:section text:style-name="Sect1" text:name="q531:1_answer2_label">
          <text:p text:style-name="P6"><text:span text:style-name="T4">c.</text:span>HyperText Mark Language</text:p>
        </text:section>
        <text:section text:style-name="Sect1" text:name="q531:1_answer3_label">
          <text:p text:style-name="P6"><text:span text:style-name="T4">d.</text:span>HyperText Mark Links</text:p>
        </text:section>
        <text:p text:style-name="P4"><draw:frame draw:style-name="fr1" draw:name="Marco2" text:anchor-type="char" svg:width="0.041cm" draw:z-index="0"><draw:text-box fo:min-height="0.041cm"><text:h text:style-name="P2" text:outline-level="4">Retroalimentación</text:h></draw:text-box></draw:frame>Las siglas HTML significan Lenguaje de Marcas de Hipertexto.</text:p>
      </text:section>
      <text:section text:style-name="Sect1" text:name="question-531-2">
        <text:h text:style-name="P3" text:outline-level="3">Pregunta 2</text:h>
        <text:p text:style-name="P5">¿Cuáles son las etiquetas principales para crear un documento HTML?</text:p>
        <text:section text:style-name="Sect1" text:name="q531:2_answer0_label">
          <text:p text:style-name="P10"><text:span text:style-name="T3">*a.</text:span><text:span text:style-name="T2">&lt;html&gt;, &lt;head&gt; y &lt;body&gt;</text:span></text:p>
        </text:section>
        <text:section text:style-name="Sect1" text:name="q531:2_answer1_label">
          <text:p text:style-name="P6"><text:span text:style-name="T4">b.</text:span>&lt;html&gt;, &lt;header&gt; y &lt;frameset&gt;</text:p>
        </text:section>
        <text:section text:style-name="Sect1" text:name="q531:2_answer2_label">
          <text:p text:style-name="P6"><text:span text:style-name="T4">c.</text:span>&lt;html&gt;, &lt;header&gt; y &lt;footer&gt;</text:p>
        </text:section>
        <text:section text:style-name="Sect1" text:name="q531:2_answer3_label">
          <text:p text:style-name="P6"><text:span text:style-name="T4">d.</text:span>&lt;html&gt;, &lt;header&gt; &lt;section&gt; y &lt;footer&gt;</text:p>
        </text:section>
        <text:p text:style-name="P4"><draw:frame draw:style-name="fr1" draw:name="Marco4" text:anchor-type="char" svg:width="0.041cm" draw:z-index="1"><draw:text-box fo:min-height="0.041cm"><text:h text:style-name="P2" text:outline-level="4">Retroalimentación</text:h></draw:text-box></draw:frame>Sin esas tres etiquetas el documento HTML no funcionaría.</text:p>
      </text:section>
      <text:section text:style-name="Sect1" text:name="question-531-3">
        <text:h text:style-name="P3" text:outline-level="3">Pregunta 3</text:h>
        <text:p text:style-name="P5">Si quiere utilizar el nuevo estándar de HTML5, ¿qué etiqueta se utiliza?</text:p>
        <text:section text:style-name="Sect1" text:name="q531:3_answer0_label">
          <text:p text:style-name="P10"><text:span text:style-name="T3">a.&lt;</text:span><text:span text:style-name="T2">html new version&gt;</text:span></text:p>
        </text:section>
        <text:section text:style-name="Sect1" text:name="q531:3_answer1_label">
          <text:p text:style-name="P7"><text:span text:style-name="T4">b.</text:span>&lt;html versión 5&gt;</text:p>
        </text:section>
        <text:section text:style-name="Sect1" text:name="q531:3_answer2_label">
          <text:p text:style-name="P7"><text:span text:style-name="T4">c.</text:span>&lt;html5&gt;</text:p>
        </text:section>
        <text:section text:style-name="Sect1" text:name="q531:3_answer3_label">
          <text:p text:style-name="P6"><text:span text:style-name="T5">*</text:span><text:span text:style-name="T4">d.</text:span>&lt;!DOCTYPE html&gt;</text:p>
        </text:section>
        <text:p text:style-name="P4"><draw:frame draw:style-name="fr1" draw:name="Marco6" text:anchor-type="char" svg:width="0.041cm" draw:z-index="2"><draw:text-box fo:min-height="0.041cm"><text:h text:style-name="P2" text:outline-level="4">Retroalimentación</text:h></draw:text-box></draw:frame>¡Correcto! Esa etiqueta indica que el documento va a usar el nuevo estándar de HTML5.</text:p>
      </text:section>
      <text:section text:style-name="Sect1" text:name="question-531-4">
        <text:h text:style-name="P3" text:outline-level="3">Pregunta 4</text:h>
        <text:p text:style-name="P5">¿Qué etiqueta se utiliza para dar saltos de línea?</text:p>
        <text:section text:style-name="Sect1" text:name="q531:4_answer0_label">
          <text:p text:style-name="P10"><text:span text:style-name="T3">a.</text:span><text:span text:style-name="T2">Para añadir saltos de línea no necesitamos utilizar ninguna etiqueta</text:span></text:p>
        </text:section>
        <text:section text:style-name="Sect1" text:name="q531:4_answer1_label">
          <text:p text:style-name="P6"><text:span text:style-name="T4">b.</text:span>&lt;p&gt;</text:p>
        </text:section>
        <text:section text:style-name="Sect1" text:name="q531:4_answer2_label">
          <text:p text:style-name="P6"><text:span text:style-name="T5">*</text:span><text:span text:style-name="T4">c.</text:span>&lt;br/&gt;</text:p>
        </text:section>
        <text:section text:style-name="Sect1" text:name="q531:4_answer3_label">
          <text:p text:style-name="P6"><text:span text:style-name="T4">d.</text:span>&amp;nbsp</text:p>
        </text:section>
        <text:p text:style-name="P4"><draw:frame draw:style-name="fr1" draw:name="Marco8" text:anchor-type="char" svg:width="0.041cm" draw:z-index="3"><draw:text-box fo:min-height="0.041cm"><text:h text:style-name="P2" text:outline-level="4">Retroalimentación</text:h></draw:text-box></draw:frame>¡Correcto! Si no utilizamos esa etiqueta de salto de página, el navegador no lo interpretará como tal.</text:p>
      </text:section>
      <text:section text:style-name="Sect1" text:name="question-531-5">
        <text:h text:style-name="P3" text:outline-level="3">Pregunta 5</text:h>
        <text:p text:style-name="P5">¿Para qué se utiliza la etiqueta &lt;nav&gt;?</text:p>
        <text:section text:style-name="Sect1" text:name="q531:5_answer0_label">
          <text:p text:style-name="P9"><text:span text:style-name="T3">*a.</text:span><text:span text:style-name="T2">Para establecer los elementos de navegación</text:span></text:p>
        </text:section>
        <text:section text:style-name="Sect1" text:name="q531:5_answer1_label">
          <text:p text:style-name="P6"><text:span text:style-name="T4">b.</text:span>Para delimitar áreas</text:p>
        </text:section>
        <text:section text:style-name="Sect1" text:name="q531:5_answer2_label">
          <text:p text:style-name="P6"><text:span text:style-name="T4">c.</text:span>Para delimitar un contenido externo a nuestra web</text:p>
        </text:section>
        <text:section text:style-name="Sect1" text:name="q531:5_answer3_label">
          <text:p text:style-name="P6"><text:span text:style-name="T4">d.</text:span>Para añadir un elemento que complemente la información de nuestra página</text:p>
        </text:section>
        <text:p text:style-name="P4"><draw:frame draw:style-name="fr1" draw:name="Marco10" text:anchor-type="char" svg:width="0.041cm" draw:z-index="4"><draw:text-box fo:min-height="0.041cm"><text:h text:style-name="P2" text:outline-level="4">Retroalimentación</text:h></draw:text-box></draw:frame>¡Correcto! Esta etiqueta sirve, por ejemplo, para añadir un menú de navegación.</text:p>
      </text:section>
      <text:section text:style-name="Sect1" text:name="question-531-6">
        <text:h text:style-name="P3" text:outline-level="3">Pregunta 6</text:h>
        <text:p text:style-name="P5">¿Para qué se utiliza la etiqueta &lt;abbr&gt;?</text:p>
        <text:section text:style-name="Sect1" text:name="q531:6_answer0_label">
          <text:p text:style-name="P9"><text:span text:style-name="T3">a.</text:span><text:span text:style-name="T2">Para indicar un salto de línea</text:span></text:p>
        </text:section>
        <text:section text:style-name="Sect1" text:name="q531:6_answer1_label">
          <text:p text:style-name="P6"><text:span text:style-name="T4">b.</text:span>Para indicar un espacio entre caracteres</text:p>
        </text:section>
        <text:section text:style-name="Sect1" text:name="q531:6_answer2_label">
          <text:p text:style-name="P6"><text:span text:style-name="T4">c.</text:span>Para indicar una sección del documento</text:p>
        </text:section>
        <text:section text:style-name="Sect1" text:name="q531:6_answer3_label">
          <text:p text:style-name="P6"><text:span text:style-name="T5">*</text:span><text:span text:style-name="T4">d.</text:span>Para indicar que un texto es una abreviatura</text:p>
        </text:section>
        <text:p text:style-name="P4"><draw:frame draw:style-name="fr1" draw:name="Marco12" text:anchor-type="char" svg:width="0.041cm" draw:z-index="5"><draw:text-box fo:min-height="0.041cm"><text:h text:style-name="P2" text:outline-level="4">Retroalimentación</text:h></draw:text-box></draw:frame>¡Correcto! Se utiliza para indicar que una palabra es una abreviatura.</text:p>
      </text:section>
      <text:section text:style-name="Sect1" text:name="question-531-7">
        <text:h text:style-name="P3" text:outline-level="3"><text:soft-page-break/></text:h>
        <text:h text:style-name="P3" text:outline-level="3">Pregunta 7</text:h>
        <text:p text:style-name="P5">Para crear una lista no ordenada se usa la etiqueta:</text:p>
        <text:section text:style-name="Sect1" text:name="q531:7_answer0_label">
          <text:p text:style-name="P9"><text:span text:style-name="T3">*a.</text:span><text:span text:style-name="T2">&lt;ul&gt;</text:span></text:p>
        </text:section>
        <text:section text:style-name="Sect1" text:name="q531:7_answer1_label">
          <text:p text:style-name="P6"><text:span text:style-name="T4">b.</text:span>&lt;ol&gt;</text:p>
        </text:section>
        <text:section text:style-name="Sect1" text:name="q531:7_answer2_label">
          <text:p text:style-name="P6"><text:span text:style-name="T4">c.</text:span>&lt;li&gt;</text:p>
        </text:section>
        <text:section text:style-name="Sect1" text:name="q531:7_answer3_label">
          <text:p text:style-name="P6"><text:span text:style-name="T4">d.</text:span>&lt;il&gt;</text:p>
        </text:section>
        <text:p text:style-name="P4"><draw:frame draw:style-name="fr1" draw:name="Marco14" text:anchor-type="char" svg:width="0.041cm" draw:z-index="6"><draw:text-box fo:min-height="0.041cm"><text:h text:style-name="P2" text:outline-level="4">Retroalimentación</text:h></draw:text-box></draw:frame>¡Correcto! Con esa etiqueta se establecen las listas no ordenadas.</text:p>
      </text:section>
      <text:section text:style-name="Sect1" text:name="question-531-8">
        <text:h text:style-name="P3" text:outline-level="3">Pregunta 8</text:h>
        <text:p text:style-name="P5">Si quiere que un enlace se muestre en la misma ventana que está visualizando debe usar la etiqueta:</text:p>
        <text:section text:style-name="Sect1" text:name="q531:8_answer0_label">
          <text:p text:style-name="P9"><text:span text:style-name="T3">a.</text:span><text:span text:style-name="T2">_self</text:span></text:p>
        </text:section>
        <text:section text:style-name="Sect1" text:name="q531:8_answer1_label">
          <text:p text:style-name="P6"><text:span text:style-name="T5">*</text:span><text:span text:style-name="T4">b.</text:span>_parent</text:p>
        </text:section>
        <text:section text:style-name="Sect1" text:name="q531:8_answer2_label">
          <text:p text:style-name="P6"><text:span text:style-name="T4">c.</text:span>_blank</text:p>
        </text:section>
        <text:section text:style-name="Sect1" text:name="q531:8_answer3_label">
          <text:p text:style-name="P6"><text:span text:style-name="T4">d.</text:span>_top</text:p>
        </text:section>
        <text:p text:style-name="P4"><draw:frame draw:style-name="fr1" draw:name="Marco16" text:anchor-type="char" svg:width="0.041cm" draw:z-index="7"><draw:text-box fo:min-height="0.041cm"><text:h text:style-name="P2" text:outline-level="4">Retroalimentación</text:h></draw:text-box></draw:frame>¡Correcto! El enlace se mostrará en la ventana que estamos visualizando.</text:p>
      </text:section>
      <text:section text:style-name="Sect1" text:name="question-531-9">
        <text:h text:style-name="P3" text:outline-level="3">Pregunta 9</text:h>
        <text:p text:style-name="P5">Si quiere crear un marco, se utiliza la etiqueta:</text:p>
        <text:section text:style-name="Sect1" text:name="q531:9_answer0_label">
          <text:p text:style-name="P9"><text:span text:style-name="T3">*a.</text:span><text:span text:style-name="T2">&lt;frame&gt;</text:span></text:p>
        </text:section>
        <text:section text:style-name="Sect1" text:name="q531:9_answer1_label">
          <text:p text:style-name="P6"><text:span text:style-name="T4">b.</text:span>&lt;div&gt;</text:p>
        </text:section>
        <text:section text:style-name="Sect1" text:name="q531:9_answer2_label">
          <text:p text:style-name="P6"><text:span text:style-name="T4">c.</text:span>&lt;span&gt;</text:p>
        </text:section>
        <text:section text:style-name="Sect1" text:name="q531:9_answer3_label">
          <text:p text:style-name="P6"><text:span text:style-name="T4">d.</text:span>&lt;mark&gt;</text:p>
        </text:section>
        <text:p text:style-name="P4"><draw:frame draw:style-name="fr1" draw:name="Marco18" text:anchor-type="char" svg:width="0.041cm" draw:z-index="8"><draw:text-box fo:min-height="0.041cm"><text:h text:style-name="P2" text:outline-level="4">Retroalimentación</text:h></draw:text-box></draw:frame>¡Correcto! Además de la etiqueta &lt;frame&gt; también podemos utilizar &lt;iframe&gt;.</text:p>
      </text:section>
      <text:section text:style-name="Sect1" text:name="question-531-10">
        <text:h text:style-name="P3" text:outline-level="3">Pregunta 10</text:h>
        <text:p text:style-name="P5">¿Cuál de los siguientes navegadores es modo texto?</text:p>
        <text:section text:style-name="Sect1" text:name="q531:10_answer0_label">
          <text:p text:style-name="P9"><text:span text:style-name="T3">*a.</text:span><text:span text:style-name="T2">Browsh</text:span></text:p>
        </text:section>
        <text:section text:style-name="Sect1" text:name="q531:10_answer1_label">
          <text:p text:style-name="P6"><text:span text:style-name="T4">b.</text:span>Brave</text:p>
        </text:section>
        <text:section text:style-name="Sect1" text:name="q531:10_answer2_label">
          <text:p text:style-name="P6"><text:span text:style-name="T4">c.</text:span>Opera</text:p>
        </text:section>
        <text:section text:style-name="Sect1" text:name="q531:10_answer3_label">
          <text:p text:style-name="P6"><text:span text:style-name="T4">d.</text:span>Safari</text:p>
        </text:section>
        <text:p text:style-name="P4"><draw:frame draw:style-name="fr1" draw:name="Marco20" text:anchor-type="char" svg:width="0.041cm" draw:z-index="9"><draw:text-box fo:min-height="0.041cm"><text:h text:style-name="P2" text:outline-level="4">Retroalimentación</text:h></draw:text-box></draw:frame>¡Correcto! Además este navegador es capaz de codificar imágenes.</text:p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13:00:28.367000000</meta:creation-date>
    <dc:date>2023-03-20T13:46:15.642000000</dc:date>
    <meta:editing-duration>PT24M59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81" meta:word-count="365" meta:character-count="2451" meta:non-whitespace-character-count="2166"/>
  </office:meta>
</office:document-meta>
</file>